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textarea-horizontal-align="justify" draw:textarea-vertical-align="middle" draw:auto-grow-height="false" fo:min-height="0.639cm" fo:min-width="2.929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Dashed" svg:stroke-width="0.035cm" draw:marker-start-width="0.252cm" draw:marker-end-width="0.252cm" draw:textarea-horizontal-align="justify" draw:textarea-vertical-align="middle" draw:auto-grow-height="false" fo:min-height="0.639cm" fo:min-width="2.929cm" fo:padding-top="0.142cm" fo:padding-bottom="0.142cm" fo:padding-left="0.267cm" fo:padding-right="0.267cm"/>
    </style:style>
    <style:style style:name="gr3" style:family="graphic" style:parent-style-name="objectwithoutfill">
      <style:graphic-properties draw:marker-start="" draw:marker-end="Symmetric_20_Arrow" draw:fill="none" draw:textarea-vertical-align="middle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0.135cm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color="#000000" fo:font-size="4pt" style:font-size-asian="4pt" style:font-size-complex="4pt"/>
    </style:style>
    <style:style style:name="P4" style:family="paragraph">
      <loext:graphic-properties draw:fill-color="#ffffff"/>
      <style:paragraph-properties fo:text-align="center"/>
      <style:text-properties fo:color="#000000" fo:font-size="4pt" fo:background-color="transparent" style:font-size-asian="4pt" style:font-size-complex="4pt"/>
    </style:style>
    <style:style style:name="T1" style:family="text">
      <style:text-properties fo:font-size="4pt" fo:background-color="transparen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0.889cm" svg:x="7.858cm" svg:y="9.509cm">
          <text:p text:style-name="P1">Data 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0.889cm" svg:x="7.858cm" svg:y="12.43cm">
          <text:p text:style-name="P1">Distribu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889cm" svg:x="7.858cm" svg:y="7.477cm">
          <text:p text:style-name="P1">Button Listener</text:p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595cm" svg:height="1.851cm" draw:transform="skewX (-0.385368698840348) rotate (0.490437519810407) translate (9.37072493951727cm 11.1499488534647cm)" svg:viewBox="0 0 1596 1852" svg:d="M0 1852c1439 1 1596-1852 1596-1852">
          <text:p/>
        </draw:path>
        <draw:custom-shape draw:style-name="gr4" draw:text-style-name="P4" draw:layer="layout" svg:width="0.635cm" svg:height="0.227cm" draw:transform="rotate (-1.5707963267949) translate (11.795cm 11.279cm)">
          <text:p text:style-name="P3"><text:span text:style-name="T1">initialize_transfer()</text:span></text:p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0.73cm" svg:height="0.962cm" draw:transform="skewX (-0.115889862332423) rotate (0.618021088131192) translate (10.358547641211cm 8.78932239769366cm)" svg:viewBox="0 0 731 963" svg:d="M0 963c658 0 731-963 731-963">
          <text:p/>
        </draw:path>
        <draw:custom-shape draw:style-name="gr4" draw:text-style-name="P4" draw:layer="layout" svg:width="0.635cm" svg:height="0.2cm" draw:transform="rotate (-1.5707963267949) translate (11.541cm 8.739cm)">
          <text:p text:style-name="P3"><text:span text:style-name="T1">requestUserInput(1)</text:span></text:p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068cm" svg:height="1.492cm" draw:transform="skewX (0.205774318810131) rotate (-2.36160501087353) translate (8.87180635752424cm 11.6783713725181cm)" svg:viewBox="0 0 1069 1493" svg:d="M0 1493c963 0 1069-1493 1069-1493">
          <text:p/>
        </draw:path>
        <draw:custom-shape draw:style-name="gr4" draw:text-style-name="P4" draw:layer="layout" svg:width="0.635cm" svg:height="0.206cm" draw:transform="rotate (1.5707963267949) translate (7.471cm 11.818cm)">
          <text:p text:style-name="P3"><text:span text:style-name="T1">user_input_received()</text:span></text:p>
          <draw:enhanced-geometry svg:viewBox="0 0 21600 21600" draw:mirror-vertical="false" draw:type="rectangle" draw:enhanced-path="M 0 0 L 21600 0 21600 21600 0 21600 0 0 Z N"/>
        </draw:custom-shape>
        <draw:path draw:style-name="gr3" draw:text-style-name="P2" draw:layer="layout" svg:width="1.595cm" svg:height="1.851cm" draw:transform="skewX (-0.385368698840348) rotate (0.490437519810407) translate (8.41572493951726cm 11.1509488534647cm)" svg:viewBox="0 0 1596 1852" svg:d="M0 1852c1439 1 1596-1852 1596-1852">
          <text:p/>
        </draw:path>
        <draw:custom-shape draw:style-name="gr4" draw:text-style-name="P4" draw:layer="layout" svg:width="0.635cm" svg:height="0.238cm" draw:transform="rotate (-1.5707963267949) translate (10.906cm 11.276cm)">
          <text:p text:style-name="P3"><text:span text:style-name="T1">request_line()</text:span></text:p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114cm" svg:height="1.547cm" draw:transform="skewX (-0.130899693899575) rotate (-0.74193946502279) translate (9.124cm 10.399cm)" svg:viewBox="0 0 1115 1548" svg:d="M1115 1548c-1004 1-1115-1548-1115-1548">
          <text:p/>
        </draw:path>
        <draw:custom-shape draw:style-name="gr4" draw:text-style-name="P4" draw:layer="layout" svg:width="0.635cm" svg:height="0.238cm" draw:transform="rotate (1.5707963267949) translate (8.38cm 11.895cm)">
          <text:p text:style-name="P3"><text:span text:style-name="T1">end_transf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22:31:34.013765447</meta:creation-date>
    <dc:date>2015-11-29T22:47:31.779982898</dc:date>
    <meta:editing-duration>PT37S</meta:editing-duration>
    <meta:editing-cycles>1</meta:editing-cycles>
    <meta:document-statistic meta:object-count="13"/>
    <meta:generator>LibreOffice/5.0.3.2$Linux_X86_64 LibreOffice_project/00m0$Build-2</meta:generator>
  </office:meta>
</office:document-meta>
</file>